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format="1" text:start-value="17">
        <style:list-level-properties text:space-before="0in" text:min-label-width="0.2916in"/>
      </text:list-level-style-number>
      <text:list-level-style-number text:level="2" style:num-format="1" text:display-levels="2" text:start-value="2">
        <style:list-level-properties text:space-before="0in" text:min-label-width="0.2916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 fo:margin-left="0.4916in" fo:text-indent="-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9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olumn12" style:family="table-column">
      <style:table-column-properties style:column-width="6.0027in"/>
    </style:style>
    <style:style style:name="Table11" style:family="table">
      <style:table-properties style:width="6.0027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7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18" style:family="table-row">
      <style:table-row-properties style:min-row-height="0.5409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1" style:parent-style-name="Normal" style:family="paragraph">
      <style:paragraph-properties style:text-autospace="none" fo:text-align="center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5" style:parent-style-name="Normal" style:family="paragraph">
      <style:paragraph-properties fo:text-align="justify" fo:margin-bottom="0in" fo:line-height="100%"/>
    </style:style>
    <style:style style:name="T2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8" style:parent-style-name="Normal" style:family="paragraph">
      <style:paragraph-properties fo:text-align="justify" fo:margin-bottom="0in" fo:line-height="100%" fo:margin-left="1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9" style:parent-style-name="Normal" style:family="paragraph">
      <style:paragraph-properties fo:text-align="justify" fo:margin-bottom="0in" fo:line-height="100%" fo:margin-left="0.1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4" style:parent-style-name="Normal" style:family="paragraph">
      <style:paragraph-properties fo:text-align="justify" fo:margin-bottom="0in" fo:line-height="100%"/>
    </style:style>
    <style:style style:name="T3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9" style:family="table-column">
      <style:table-column-properties style:column-width="1.6111in"/>
    </style:style>
    <style:style style:name="TableColumn40" style:family="table-column">
      <style:table-column-properties style:column-width="1.8923in"/>
    </style:style>
    <style:style style:name="TableColumn41" style:family="table-column">
      <style:table-column-properties style:column-width="2.1618in"/>
    </style:style>
    <style:style style:name="Table38" style:family="table">
      <style:table-properties style:width="5.6652in" fo:margin-left="0in" table:align="center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" style:parent-style-name="Normal" style:family="paragraph">
      <style:paragraph-properties fo:text-align="center" fo:line-height="100%"/>
    </style:style>
    <style:style style:name="T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" style:parent-style-name="Normal" style:family="paragraph">
      <style:paragraph-properties fo:text-align="center" fo:line-height="100%" fo:margin-left="0.0791in" fo:margin-right="0.0173in">
        <style:tab-stops/>
      </style:paragraph-properties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" style:parent-style-name="Normal" style:family="paragraph">
      <style:paragraph-properties fo:text-align="center" fo:line-height="100%" fo:margin-left="0.0201in" fo:text-indent="-0.0201in">
        <style:tab-stops/>
      </style:paragraph-properties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4" style:parent-style-name="Normal" style:family="paragraph">
      <style:paragraph-properties fo:text-align="center" fo:line-height="100%" fo:margin-left="0.05in" fo:text-indent="-0.05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7" style:parent-style-name="Normal" style:family="paragraph">
      <style:paragraph-properties fo:text-align="center" fo:line-height="100%" fo:margin-left="0.0791in" fo:margin-right="0.0173in">
        <style:tab-stops/>
      </style:paragraph-properties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0" style:parent-style-name="Normal" style:family="paragraph">
      <style:paragraph-properties fo:text-align="center" fo:line-height="100%" fo:margin-left="0.0631in">
        <style:tab-stops/>
      </style:paragraph-properties>
    </style:style>
    <style:style style:name="T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" style:parent-style-name="Normal" style:family="paragraph">
      <style:paragraph-properties style:text-autospace="none" fo:text-align="justify" fo:margin-bottom="0in" fo:line-height="100%" fo:margin-left="-0.0625in" fo:text-indent="0.1875in">
        <style:tab-stops/>
      </style:paragraph-properties>
    </style:style>
    <style:style style:name="T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Párrafodelista" style:family="paragraph">
      <style:paragraph-properties fo:text-align="justify" fo:margin-bottom="0in" fo:line-height="100%" fo:margin-left="0in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70" style:parent-style-name="Párrafodelista" style:family="paragraph">
      <style:paragraph-properties fo:text-align="justify" fo:margin-bottom="0in" fo:line-height="100%" fo:margin-left="0in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73" style:parent-style-name="Párrafodelista" style:family="paragraph">
      <style:paragraph-properties fo:text-align="justify" fo:margin-bottom="0in" fo:line-height="10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74" style:parent-style-name="Párrafodelista" style:family="paragraph">
      <style:paragraph-properties fo:text-align="justify" fo:margin-bottom="0in" fo:line-height="100%" fo:margin-left="0in" fo:text-indent="0.1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75" style:parent-style-name="Párrafodelista" style:family="paragraph">
      <style:paragraph-properties fo:text-align="justify" fo:margin-bottom="0in" fo:line-height="100%" fo:margin-left="0.125in" fo:text-indent="0.1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76" style:parent-style-name="Normal" style:family="paragraph">
      <style:paragraph-properties fo:text-align="justify" fo:margin-bottom="0in" fo:line-height="100%" fo:margin-left="0.0625in" fo:text-indent="0.125in">
        <style:tab-stops/>
      </style:paragraph-properties>
    </style:style>
    <style:style style:name="T77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78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0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T81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T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3" style:parent-style-name="Normal" style:family="paragraph">
      <style:paragraph-properties fo:text-align="justify" fo:margin-bottom="0in" fo:line-height="100%" fo:margin-left="0.125in" fo:text-indent="0.1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4" style:parent-style-name="Normal" style:family="paragraph">
      <style:paragraph-properties fo:text-align="justify" fo:margin-bottom="0in" fo:line-height="100%" fo:margin-left="0.125in" fo:text-indent="0.125in">
        <style:tab-stops/>
      </style:paragraph-properties>
    </style:style>
    <style:style style:name="T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9" style:parent-style-name="Normal" style:family="paragraph">
      <style:paragraph-properties fo:text-align="justify" fo:margin-bottom="0in" fo:line-height="100%" fo:text-indent="0.125in"/>
      <style:text-properties style:font-name="Arial" style:font-name-complex="Arial" fo:font-size="10pt" style:font-size-asian="10pt" style:font-size-complex="10pt"/>
    </style:style>
    <style:style style:name="P90" style:parent-style-name="Párrafodelista" style:family="paragraph">
      <style:paragraph-properties fo:margin-bottom="0in" fo:line-height="100%" fo:margin-left="0.125in" fo:text-indent="0.125in">
        <style:tab-stops/>
      </style:paragraph-properties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3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T94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T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9" style:parent-style-name="Párrafodelista" style:family="paragraph">
      <style:paragraph-properties fo:margin-bottom="0in" fo:line-height="100%" fo:margin-left="0.125in" fo:text-indent="0.1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03" style:parent-style-name="Normal" style:family="paragraph">
      <style:paragraph-properties style:text-autospace="none" fo:text-align="justify" fo:margin-bottom="0in" fo:line-height="100%"/>
    </style:style>
    <style:style style:name="T10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P107" style:parent-style-name="Normal" style:family="paragraph">
      <style:paragraph-properties style:text-autospace="none" fo:text-align="justify" fo:margin-bottom="0in" fo:line-height="100%" fo:text-indent="0.125in"/>
    </style:style>
    <style:style style:name="T108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1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15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116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17" style:parent-style-name="Párrafodelista" style:family="paragraph">
      <style:paragraph-properties fo:text-align="justify" fo:margin-bottom="0in" fo:line-height="100%" fo:margin-left="0in" fo:text-indent="0.1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18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9" style:parent-style-name="Párrafodelista" style:family="paragraph">
      <style:paragraph-properties fo:text-align="justify" fo:margin-bottom="0in" fo:line-height="100%" fo:margin-left="0in" fo:text-indent="0.125in">
        <style:tab-stops/>
      </style:paragraph-properties>
    </style:style>
    <style:style style:name="T1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1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3" style:parent-style-name="Párrafodelista" style:family="paragraph">
      <style:paragraph-properties fo:text-align="justify" fo:margin-bottom="0in" fo:line-height="100%" fo:margin-left="0in" fo:text-indent="0.1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4" style:parent-style-name="Párrafodelista" style:family="paragraph">
      <style:paragraph-properties fo:text-align="justify" fo:margin-bottom="0in" fo:line-height="100%" fo:margin-left="0in" fo:text-indent="0.125in">
        <style:tab-stops/>
      </style:paragraph-properties>
    </style:style>
    <style:style style:name="T1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6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8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3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33" style:parent-style-name="Normal" style:family="paragraph">
      <style:paragraph-properties style:text-autospace="none" fo:text-align="justify" fo:margin-top="0.0833in" fo:margin-bottom="0.0833in" fo:line-height="100%" fo:margin-left="0.0625in" fo:text-indent="0.06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3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3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3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40" style:parent-style-name="Normal" style:family="paragraph">
      <style:paragraph-properties style:text-autospace="none" fo:text-align="justify" fo:margin-bottom="0in" fo:line-height="100%" fo:margin-left="0.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41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42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43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44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45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46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</style:style>
    <style:style style:name="T147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148" style:parent-style-name="Párrafodelista" style:family="paragraph">
      <style:paragraph-properties style:text-autospace="none" fo:text-align="justify" fo:margin-bottom="0in" fo:line-height="100%" fo:margin-left="0.125in">
        <style:tab-stops/>
      </style:paragraph-properties>
    </style:style>
    <style:style style:name="T149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15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5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p text:style-name="P4"><text:span text:style-name="T5">OUTROS DADOS, INFORMAÇÕES OU DOCUMENTOS EXIGIDOS EM NORMAS COMPLEMENTARES</text:span></text:p>
      <text:p text:style-name="P6"/>
      <text:p text:style-name="P7">PRODUTO TÉCNICO EQUIVALENTE</text:p>
      <text:p text:style-name="P8"/>
      <text:p text:style-name="P9">FASE I</text:p>
      <text:p text:style-name="P10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/>
            <text:p text:style-name="P16">17 – Outros dados, informações ou documentos exigidos em normas complementares:</text:p>
            <text:p text:style-name="P17"/>
          </table:table-cell>
        </table:table-row>
        <table:table-row table:style-name="TableRow18">
          <table:table-cell table:style-name="TableCell19">
            <text:p text:style-name="P20"><text:bookmark-start text:name="bkmIbama"/></text:p>
            <text:p text:style-name="P21">ANEXO I, ITEM II DA PORTARIA NORMATIVA Nº84, DE 15 DE OUTUBRO DE 1996</text:p>
          </table:table-cell>
        </table:table-row>
        <table:table-row table:style-name="TableRow22">
          <table:table-cell table:style-name="TableCell23">
            <text:p text:style-name="P24"/>
            <text:p text:style-name="P25"><text:span text:style-name="T26">17.1 -<text:s/></text:span><text:span text:style-name="T27">Modelos de bula e rótulo:</text:span></text:p>
            <text:p text:style-name="P28"/>
            <text:p text:style-name="P29">Não se aplica. Trata-se de Produto Técnico.</text:p>
            <text:p text:style-name="P30"/>
          </table:table-cell>
        </table:table-row>
        <table:table-row table:style-name="TableRow31">
          <table:table-cell table:style-name="TableCell32">
            <text:p text:style-name="P33"/>
            <text:p text:style-name="P34"><text:span text:style-name="T35">17.2 -</text:span><text:span text:style-name="T36"><text:s/>Descrição das embalagens: tipo, material, capacidade volumétrica e tipo de rotulagem:</text:span></text:p>
            <text:p text:style-name="P37"/>
            <table:table table:style-name="Table38">
              <table:table-columns>
                <table:table-column table:style-name="TableColumn39"/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P44"><text:span text:style-name="T45">Tipo de embalagem:</text:span></text:p>
                </table:table-cell>
                <table:table-cell table:style-name="TableCell46">
                  <text:p text:style-name="P47"><text:span text:style-name="T48">Material:</text:span></text:p>
                </table:table-cell>
                <table:table-cell table:style-name="TableCell49">
                  <text:p text:style-name="P50"><text:span text:style-name="T51">Capacidade de acondicionamento:</text:span></text:p>
                </table:table-cell>
              </table:table-row>
              <table:table-row table:style-name="TableRow52">
                <table:table-cell table:style-name="TableCell53">
                  <text:p text:style-name="P54"><text:bookmark-start text:name="bkmEmbTipo"/><text:bookmark-start text:name="bkmEmbalagem"/><text:span text:style-name="T55">Product/Packaging/Type</text:span><text:bookmark-end text:name="bkmEmbTipo"/></text:p>
                </table:table-cell>
                <table:table-cell table:style-name="TableCell56">
                  <text:p text:style-name="P57"><text:bookmark-start text:name="bkmEmbMaterial"/><text:span text:style-name="T58">Product/Packaging/Material</text:span><text:bookmark-end text:name="bkmEmbMaterial"/></text:p>
                </table:table-cell>
                <table:table-cell table:style-name="TableCell59">
                  <text:p text:style-name="P60"><text:bookmark-start text:name="bkmEmbCapacidade"/><text:span text:style-name="T61">Product/Packaging/Capacity</text:span><text:bookmark-end text:name="bkmEmbCapacidade"/></text:p>
                </table:table-cell>
              </table:table-row>
            </table:table>
            <text:p text:style-name="P62"><text:bookmark-end text:name="bkmEmbalagem"/></text:p>
            <text:p text:style-name="P63"><text:span text:style-name="T64">Observação:</text:span><text:span text:style-name="T65"><text:s/>Tecido com proteção impermeável, estruturado com cintos de reforços externos e internos em polipropileno ou poliéster, com 4 ganchos para suporte e carregamento, boca de carga e descarga e bolsa externa para documentos.</text:span></text:p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<text:span text:style-name="T71">17.3 -<text:s/></text:span><text:span text:style-name="T72">Comprovante de recolhimento do valor relativo ao Check-list, constante do Anexo IX, através do Documento Técnico de Arrecadação - DUA:</text:span></text:p>
            <text:p text:style-name="P73"/>
            <text:p text:style-name="P74">Segue anexas à capa do requerimento:</text:p>
            <text:p text:style-name="P75"><text:bookmark-start text:name="bkmTaxas"/></text:p>
            <text:p text:style-name="P76"><text:span text:style-name="T77"><text:s text:c="2"/></text:span><text:span text:style-name="T78"><text:s/></text:span><text:span text:style-name="T79">2 vias do Peticionamento Eletrônico<text:s/></text:span><text:span text:style-name="T80">nº <text:s/></text:span><text:bookmark-start text:name="bkmPetNumero"/><text:span text:style-name="T81">Federal Registration/Tax/Petitioning number</text:span><text:bookmark-end text:name="bkmPetNumero"/><text:span text:style-name="T82">;<text:s/></text:span></text:p>
            <text:p text:style-name="P83"/>
            <text:p text:style-name="P84"><text:span text:style-name="T85"><text:s/></text:span><text:span text:style-name="T86">Comprovante de pagamento da taxa de conferência de documentação técnica para avaliação e registro de agrotóxicos e afins no valor de R$<text:s/></text:span><text:bookmark-start text:name="bkmTaxValor"/><text:span text:style-name="T87">Federal Registration/Tax/Price</text:span><text:bookmark-end text:name="bkmTaxValor"/><text:span text:style-name="T88">.</text:span></text:p>
            <text:p text:style-name="P89"/>
            <text:p text:style-name="P90"><text:span text:style-name="T91"><text:s/></text:span><text:span text:style-name="T92">Justificativa esclarecendo as diferenças de dados numéricos entre o Peticionamento Eletrônico nº<text:s/></text:span><text:bookmark-start text:name="bkmPetNumero2"/><text:span text:style-name="T93">Federal Registration/Tax/Petitioning number</text:span><text:bookmark-end text:name="bkmPetNumero2"/><text:span text:style-name="T94"><text:s/></text:span><text:span text:style-name="T95">e o Requerimento de Registro de Produto Equivalente<text:s/></text:span><text:bookmark-start text:name="bkmCheProNome"/><text:span text:style-name="T96">Product/Technical/Name</text:span><text:bookmark-end text:name="bkmCheProNome"/><text:span text:style-name="T97">.</text:span><text:span text:style-name="T98"><text:s/></text:span></text:p>
            <text:p text:style-name="P99"><text:bookmark-end text:name="bkmTaxas"/></text:p>
          </table:table-cell>
        </table:table-row>
        <table:table-row table:style-name="TableRow100">
          <table:table-cell table:style-name="TableCell101">
            <text:p text:style-name="P102"><text:bookmark-start text:name="bkmAnvisa"/><text:bookmark-end text:name="bkmIbama"/></text:p>
            <text:p text:style-name="P103"><text:span text:style-name="T104">17.1 -<text:s/></text:span><text:span text:style-name="T105">Ficha de Emergência<text:s/></text:span></text:p>
            <text:p text:style-name="P106"/>
            <text:p text:style-name="P107"><text:span text:style-name="T108">Segue anexa Ficha de Emergência elaborada pela<text:s/></text:span><text:bookmark-start text:name="bkmProFichaEmer"/><text:span text:style-name="T109">Source/Name</text:span><text:bookmark-end text:name="bkmProFichaEmer"/><text:span text:style-name="T110">.</text:span></text:p>
            <text:p text:style-name="P111"/>
          </table:table-cell>
        </table:table-row>
        <table:table-row table:style-name="TableRow112">
          <table:table-cell table:style-name="TableCell113">
            <text:p text:style-name="P114"/>
            <text:soft-page-break/>
            <text:p text:style-name="P115">17.2 - Peticionamento Eletrônico gerado no SIA e Taxa de Avaliação Toxicológica</text:p>
            <text:p text:style-name="P116"/>
            <text:p text:style-name="P117">Segue anexos à capa deste relatório:</text:p>
            <text:p text:style-name="P118"/>
            <text:p text:style-name="P119"><text:span text:style-name="T120">Peticionamento Eletrônico, Transação nº <text:s/></text:span><text:bookmark-start text:name="bkmTaxNumber"/><text:span text:style-name="T121">Process/Federal registration/Tax/Petitioning number</text:span><text:bookmark-end text:name="bkmTaxNumber"/><text:span text:style-name="T122">;<text:s/></text:span></text:p>
            <text:p text:style-name="P123"/>
            <text:p text:style-name="P124"><text:span text:style-name="T125">Comprovante de pagamento da taxa no valor de R$ <text:s/></text:span><text:bookmark-start text:name="bkmTaxPrice"/><text:span text:style-name="T126">Process/Federal registration/Tax/Price</text:span><text:bookmark-end text:name="bkmTaxPrice"/><text:span text:style-name="T127">.</text:span></text:p>
            <text:p text:style-name="P128"/>
          </table:table-cell>
        </table:table-row>
        <table:table-row table:style-name="TableRow129">
          <table:table-cell table:style-name="TableCell130">
            <text:p text:style-name="P131"><text:bookmark-start text:name="bkmMapa"/><text:bookmark-end text:name="bkmAnvisa"/></text:p>
            <text:p text:style-name="P132">17.1<text:s/>– Modelo do requerimento do pleito para a publicação:</text:p>
            <text:p text:style-name="P133">Segue modelo via impressa (ANEXO 17.1) e eletrônica (CD fixado à capa do requerimento)</text:p>
            <text:p text:style-name="P134"/>
          </table:table-cell>
        </table:table-row>
        <table:table-row table:style-name="TableRow135">
          <table:table-cell table:style-name="TableCell136">
            <text:p text:style-name="P137"/>
            <text:p text:style-name="P138">17.2<text:s/>– CD com os arquivos eletrônicos (fixado à capa do requerimento):</text:p>
            <text:p text:style-name="P139"/>
            <text:p text:style-name="P140">Cadastro no Estado</text:p>
            <text:p text:style-name="P141">Comprovante de Representante Legal</text:p>
            <text:p text:style-name="P142">Requerimento</text:p>
            <text:p text:style-name="P143">RET</text:p>
            <text:p text:style-name="P144">Certificado de análise físico-químico</text:p>
            <text:p text:style-name="P145">Laudo técnico de redução de componentes</text:p>
            <text:p text:style-name="P146"><text:span text:style-name="T147">Relatório Técnico</text:span></text:p>
            <text:p text:style-name="P148"><text:span text:style-name="T149">Modelo de publicação de pleito</text:span></text:p>
            <text:p text:style-name="P150"/>
          </table:table-cell>
        </table:table-row>
      </table:table>
      <text:p text:style-name="P151"><text:bookmark-end text:name="bkmMapa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format="1" text:start-value="17">
        <style:list-level-properties text:space-before="0in" text:min-label-width="0.2916in"/>
      </text:list-level-style-number>
      <text:list-level-style-number text:level="2" style:num-format="1" text:display-levels="2" text:start-value="2">
        <style:list-level-properties text:space-before="0in" text:min-label-width="0.2916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1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line-height="100%"/>
      <style:text-properties style:font-name="Arial" style:font-name-complex="Arial" fo:font-weight="bold" style:font-weight-asian="bold" style:font-weight-complex="bold" fo:font-size="8pt" style:font-size-asian="8pt" style:font-size-complex="8pt" fo:language="en" fo:country="US"/>
    </style:style>
    <style:style style:name="P3" style:parent-style-name="Piedepágina" style:family="paragraph">
      <style:paragraph-properties fo:line-height="100%"/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bookmark-start text:name="bkmProNome"/>Product/Technical/Name<text:bookmark-end text:name="bkmProNome"/>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8:55:00Z</meta:creation-date>
    <dc:date>2012-12-13T18:56:00Z</dc:date>
    <meta:print-date>2010-06-11T17:57:00Z</meta:print-date>
    <meta:template xlink:href="AnexoXVII.dotx" xlink:type="simple"/>
    <meta:editing-cycles>1</meta:editing-cycles>
    <meta:editing-duration>PT60S</meta:editing-duration>
    <meta:document-statistic meta:page-count="2" meta:paragraph-count="4" meta:word-count="376" meta:character-count="2440" meta:row-count="17" meta:non-whitespace-character-count="2068"/>
  </office:meta>
</office:document-meta>
</file>